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38e7" officeooo:paragraph-rsid="001338e7"/>
    </style:style>
    <style:style style:name="P2" style:family="paragraph" style:parent-style-name="Standard">
      <style:text-properties officeooo:rsid="0014be40" officeooo:paragraph-rsid="0014be40"/>
    </style:style>
    <style:style style:name="P3" style:family="paragraph" style:parent-style-name="Standard">
      <style:text-properties officeooo:rsid="001338e7" officeooo:paragraph-rsid="001338e7" fo:background-color="#ffff00"/>
    </style:style>
    <style:style style:name="P4" style:family="paragraph" style:parent-style-name="Standard">
      <style:text-properties officeooo:rsid="001643c3" officeooo:paragraph-rsid="001643c3"/>
    </style:style>
    <style:style style:name="P5" style:family="paragraph" style:parent-style-name="Standard">
      <style:text-properties officeooo:rsid="00174c7b" officeooo:paragraph-rsid="00174c7b"/>
    </style:style>
    <style:style style:name="P6" style:family="paragraph" style:parent-style-name="Standard">
      <style:text-properties officeooo:rsid="00182ffa" officeooo:paragraph-rsid="00182ffa"/>
    </style:style>
    <style:style style:name="P7" style:family="paragraph" style:parent-style-name="Standard">
      <style:text-properties officeooo:rsid="0019e1d2" officeooo:paragraph-rsid="0019e1d2"/>
    </style:style>
    <style:style style:name="P8" style:family="paragraph" style:parent-style-name="Standard">
      <style:paragraph-properties fo:break-before="page"/>
      <style:text-properties officeooo:rsid="001643c3" officeooo:paragraph-rsid="001643c3"/>
    </style:style>
    <style:style style:name="T1" style:family="text">
      <style:text-properties officeooo:rsid="0014be4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be40" style:font-weight-asian="bold" style:font-weight-complex="bold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643c3"/>
    </style:style>
    <style:style style:name="T7" style:family="text">
      <style:text-properties officeooo:rsid="0019e1d2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a 3 Búsquedas en juegos</text:p>
      <text:p text:style-name="P1"/>
      <text:p text:style-name="P1"/>
      <text:p text:style-name="P1"/>
      <text:p text:style-name="P1">1.<text:span text:style-name="T5"> Juegos</text:span></text:p>
      <text:p text:style-name="P1"/>
      <text:p text:style-name="P1">XVIII (1760), =&gt; <text:s/>Wolfgang Kempelen: ajedrecista mecánico</text:p>
      <text:p text:style-name="P1"/>
      <text:p text:style-name="P1">XIX =&gt; <text:s/>Charles Babbage: máquina analítica, ajedrez</text:p>
      <text:p text:style-name="P1"/>
      <text:p text:style-name="P1">1950 =&gt; Alan Turing, ajedrez</text:p>
      <text:p text:style-name="P1"/>
      <text:p text:style-name="P1">1963 =&gt; Arthur Samuel, damas</text:p>
      <text:p text:style-name="P1"/>
      <text:p text:style-name="P1">1997 =&gt; Deep Blue , ajedrez, gana al campeón mundial de ajedrez</text:p>
      <text:p text:style-name="P1"/>
      <text:p text:style-name="P1">Ajedrez</text:p>
      <text:p text:style-name="P1"><text:tab/>o <text:s/>Cada jugada 35 posibles movimientos</text:p>
      <text:p text:style-name="P1"><text:tab/>o <text:s/>Cada partida aproximadamente 100 jugadas</text:p>
      <text:p text:style-name="P1"><text:tab/>o <text:s/>Búsqueda exhaustiva imposible</text:p>
      <text:p text:style-name="P1"/>
      <text:p text:style-name="P1"/>
      <text:p text:style-name="P1">2. <text:span text:style-name="T5">Juegos con problemas de búsqueda</text:span></text:p>
      <text:p text:style-name="P3"/>
      <text:p text:style-name="P1">Imposible generar todo el árbol de búsqueda</text:p>
      <text:p text:style-name="P1">Generar hasta un determinado nivel de profundidad</text:p>
      <text:p text:style-name="P1">Aplicar<text:span text:style-name="T2"> f(</text:span><text:span text:style-name="T3">N</text:span><text:span text:style-name="T2">)</text:span></text:p>
      <text:p text:style-name="P1"><text:tab/>Max y Min dicha función</text:p>
      <text:p text:style-name="P1"><text:tab/>Se busca determinar valor del nodo <text:span text:style-name="T1">raíz</text:span> (inicio de la jugada), el valor minMax</text:p>
      <text:p text:style-name="P1"/>
      <text:p text:style-name="P1"/>
      <text:p text:style-name="P2"><text:span text:style-name="T2">Estado (N)</text:span>: configuración del juego en un momento dado</text:p>
      <text:p text:style-name="P2"><text:span text:style-name="T2">Árbol de juego: </text:span>Cada arista indica un posible movimiento. Una rama contempla una jugada</text:p>
      <text:p text:style-name="P2"><text:span text:style-name="T2">Factor de ramificación (B):</text:span> numero de posibles movimiento que se pueden realizar</text:p>
      <text:p text:style-name="P2"/>
      <text:p text:style-name="P2"/>
      <text:p text:style-name="P2">3. <text:s/><text:span text:style-name="T5">Estrategia exhaustiva: miniMax</text:span></text:p>
      <text:p text:style-name="P2"/>
      <text:p text:style-name="P2">Genera todos los nodos del árbol hasta la profundidad deseada</text:p>
      <text:p text:style-name="P2"><text:span text:style-name="T6">Evalúa</text:span> cada nodo hoja</text:p>
      <text:p text:style-name="P2">Asigna un valor al nodo raíz</text:p>
      <text:p text:style-name="P2"><text:tab/>Si decide el jugados MIN, se asocia el menor hijo, y el máximo en caso de MAX</text:p>
      <text:p text:style-name="P2">Cuando aplicamos el algoritmo lo que realizamos es calcular el valor de V(N) de un nodo</text:p>
      <text:p text:style-name="P2"/>
      <text:p text:style-name="P2"/>
      <text:p text:style-name="P4">4. <text:span text:style-name="T5">Juegos multijugador</text:span></text:p>
      <text:p text:style-name="P4"/>
      <text:p text:style-name="P4">Minimax extendido a juegos de más de dos jugadores</text:p>
      <text:p text:style-name="P4">Se sustituye el valor de un nodo por un vector de valor ( tantos valores como jugadores )</text:p>
      <text:p text:style-name="P4">Hoja =&gt; utilidad del estado desde el punto de vista de cada jugador</text:p>
      <text:p text:style-name="P4"/>
      <text:p text:style-name="P8">5. <text:span text:style-name="T5">Estrategia de poda alfa-beta</text:span></text:p>
      <text:p text:style-name="P4"/>
      <text:p text:style-name="P5">alfa =&gt; mejor valor de max</text:p>
      <text:p text:style-name="P5">beta =&gt; mejor valor de min<text:span text:style-name="T7">s</text:span></text:p>
      <text:p text:style-name="P5"/>
      <text:p text:style-name="P5"/>
      <text:p text:style-name="P6">6. <text:span text:style-name="T5">Técnicas complementarias</text:span></text:p>
      <text:p text:style-name="P6"/>
      <text:p text:style-name="P6">- Movimientos de libro</text:p>
      <text:p text:style-name="P7">Aperturas y finales combinado con el procedimiento minimax para la parte central de la partida</text:p>
      <text:p text:style-name="P6"/>
      <text:p text:style-name="P6">- Espera del reposo</text:p>
      <text:p text:style-name="P7">Cuando un nodo cambia su valor de manera drástica después de explorar un nivel más la busqueda continua</text:p>
      <text:p text:style-name="P6"/>
      <text:p text:style-name="P6">- Técnica de bajada progresiva</text:p>
      <text:p text:style-name="P7">Recorrido por niveles, cuando se llega a la petición de jugada, devolver la solucón del último nivel que se haya completado.</text:p>
      <text:p text:style-name="P6"/>
      <text:p text:style-name="P6">- Poda heurística</text:p>
      <text:p text:style-name="P7">Uso de g(N), reordenando los nodos.</text:p>
      <text:p text:style-name="P7">FactorNodo = FactorPadre – RangoNodo</text:p>
      <text:p text:style-name="P7"/>
      <text:p text:style-name="P6">- Continuación heurística</text:p>
      <text:p text:style-name="P7">Intento de evitar el efecto horizonte</text:p>
      <text:p text:style-name="P7">Se desarrolla en anchura hasta un determinado nivel y seleccionar un subconjunto para explorar en profundidad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09:21:58.018233331</meta:creation-date>
    <dc:date>2017-10-25T10:43:27.002207380</dc:date>
    <meta:editing-duration>PT9M47S</meta:editing-duration>
    <meta:editing-cycles>1</meta:editing-cycles>
    <meta:document-statistic meta:table-count="0" meta:image-count="0" meta:object-count="0" meta:page-count="2" meta:paragraph-count="46" meta:word-count="363" meta:character-count="2149" meta:non-whitespace-character-count="1821"/>
    <meta:generator>LibreOffice/5.1.3.2$Linux_X86_64 LibreOffice_project/10m0$Build-2</meta:generator>
  </office:meta>
</office:document-meta>
</file>